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68" officeooo:paragraph-rsid="001dac68"/>
    </style:style>
    <style:style style:name="P2" style:family="paragraph" style:parent-style-name="Standard">
      <style:text-properties officeooo:rsid="001dac68" officeooo:paragraph-rsid="00205c5a"/>
    </style:style>
    <style:style style:name="P3" style:family="paragraph" style:parent-style-name="Standard">
      <style:text-properties officeooo:rsid="001eb354" officeooo:paragraph-rsid="001eb354"/>
    </style:style>
    <style:style style:name="P4" style:family="paragraph" style:parent-style-name="Standard">
      <style:text-properties officeooo:rsid="00205c5a" officeooo:paragraph-rsid="00205c5a"/>
    </style:style>
    <style:style style:name="P5" style:family="paragraph" style:parent-style-name="Standard">
      <style:text-properties officeooo:rsid="00215435" officeooo:paragraph-rsid="00215435"/>
    </style:style>
    <style:style style:name="P6" style:family="paragraph" style:parent-style-name="Standard">
      <style:text-properties fo:font-size="10.5pt" officeooo:rsid="001eb354" officeooo:paragraph-rsid="001eb354" style:font-size-asian="10.5pt" style:font-size-complex="10.5pt"/>
    </style:style>
    <style:style style:name="P7" style:family="paragraph" style:parent-style-name="Standard">
      <style:text-properties fo:font-size="10.5pt" fo:font-weight="bold" officeooo:rsid="00205c5a" officeooo:paragraph-rsid="00215435" style:font-size-asian="10.5pt" style:font-weight-asian="bold" style:font-size-complex="10.5pt" style:font-weight-complex="bold"/>
    </style:style>
    <style:style style:name="P8" style:family="paragraph" style:parent-style-name="Standard">
      <style:text-properties officeooo:rsid="001dac68" officeooo:paragraph-rsid="00205c5a"/>
    </style:style>
    <style:style style:name="P9" style:family="paragraph" style:parent-style-name="Standard">
      <style:text-properties officeooo:rsid="001dac68" officeooo:paragraph-rsid="001dac68"/>
    </style:style>
    <style:style style:name="P10" style:family="paragraph" style:parent-style-name="Standard">
      <style:text-properties officeooo:rsid="0025d969" officeooo:paragraph-rsid="0025d969"/>
    </style:style>
    <style:style style:name="P11" style:family="paragraph" style:parent-style-name="Standard">
      <style:text-properties officeooo:rsid="00205c5a" officeooo:paragraph-rsid="00205c5a"/>
    </style:style>
    <style:style style:name="P12" style:family="paragraph" style:parent-style-name="Standard">
      <style:text-properties officeooo:rsid="0027c9e6" officeooo:paragraph-rsid="0027c9e6"/>
    </style:style>
    <style:style style:name="P13" style:family="paragraph" style:parent-style-name="Standard">
      <style:text-properties fo:font-size="12pt" fo:font-weight="bold" officeooo:rsid="0027c9e6" officeooo:paragraph-rsid="0027c9e6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23f23d" officeooo:paragraph-rsid="0023f23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3f23d" officeooo:paragraph-rsid="0027c9e6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7c9e6" officeooo:paragraph-rsid="0027c9e6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7c9e6" officeooo:paragraph-rsid="002b476c" style:font-size-asian="12pt" style:font-weight-asian="normal" style:font-size-complex="12pt" style:font-weight-complex="normal"/>
    </style:style>
    <style:style style:name="T1" style:family="text">
      <style:text-properties officeooo:rsid="00205c5a"/>
    </style:style>
    <style:style style:name="T2" style:family="text">
      <style:text-properties officeooo:rsid="0020ca96"/>
    </style:style>
    <style:style style:name="T3" style:family="text">
      <style:text-properties officeooo:rsid="00215435"/>
    </style:style>
    <style:style style:name="T4" style:family="text">
      <style:text-properties fo:font-style="italic"/>
    </style:style>
    <style:style style:name="T5" style:family="text">
      <style:text-properties officeooo:rsid="0027c9e6"/>
    </style:style>
    <style:style style:name="T6" style:family="text">
      <style:text-properties officeooo:rsid="00295947"/>
    </style:style>
    <style:style style:name="T7" style:family="text">
      <style:text-properties officeooo:rsid="002a0efa"/>
    </style:style>
    <style:style style:name="T8" style:family="text">
      <style:text-properties officeooo:rsid="002b476c"/>
    </style:style>
    <style:style style:name="T9" style:family="text">
      <style:text-properties officeooo:rsid="002ba3f3"/>
    </style:style>
    <style:style style:name="T10" style:family="text">
      <style:text-properties officeooo:rsid="002cbb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ragestellung:</text:p>
      <text:p text:style-name="P1">- kybernetische Theorie als 1 von rortys languages</text:p>
      <text:p text:style-name="P1">- <text:span text:style-name="T5">Folgt Überwachung daraus, dass Mächtige sich die Welt kybernetisch erklären?</text:span></text:p>
      <text:p text:style-name="P1"><text:tab/>- <text:span text:style-name="T5">iiih, Monokausalität</text:span></text:p>
      <text:p text:style-name="P1">- <text:span text:style-name="T5">konstitutiert kybernetisches Denken Top-Down-Überwachung?</text:span></text:p>
      <text:p text:style-name="P1"><text:tab/>- <text:span text:style-name="T5">Hierarchien sind nicht Folge von Kybernetik, nur der Akt des überwachens</text:span></text:p>
      <text:p text:style-name="P1">- <text:span text:style-name="T5">Hat die Kybernetik tote Winkel, wie jede andere Sprache?</text:span></text:p>
      <text:p text:style-name="P1"/>
      <text:p text:style-name="P3">Kybernetik</text:p>
      <text:p text:style-name="P3">- Piraten-konferenz nochmal gucken</text:p>
      <text:p text:style-name="P6">- offene Systeme? <text:span text:style-name="T3">Meint nicht “unvollständig”, sondern Energiebilanz</text:span></text:p>
      <text:p text:style-name="P3">- Herrschaft ist Wu<text:span text:style-name="T1">r</text:span>zel des Kybernetikbegriffs…</text:p>
      <text:p text:style-name="P2">- man kann alles vorhersagen, wenn man nur genug Daten hat →<text:span text:style-name="T3"> Überwachung</text:span></text:p>
      <text:p text:style-name="P2">- gesunder Zweifel (Ironie) würde Kybernetik gut tun</text:p>
      <text:p text:style-name="P2">- <text:span text:style-name="T8">Die Welt ohne Kybernetik: Zeno Eleas Gleichnis von Achilles</text:span></text:p>
      <text:p text:style-name="P2"><text:a xlink:type="simple" xlink:href="https://de.wikipedia.org/wiki/Ernst_von_Glasersfeld" text:style-name="Internet_20_link" text:visited-style-name="Visited_20_Internet_20_Link">Ernst von Glasersfeld</text:a>: <text:span text:style-name="T4">Kybernetik.</text:span> In: Leon R. Tsvasman (Hrsg.): <text:span text:style-name="T4">Das große Lexikon Medien und Kommunikation. Kompendium interdisziplinärer Konzepte.</text:span> Ergon-Verlag, Würzburg 2006, <text:a xlink:type="simple" xlink:href="https://de.wikipedia.org/wiki/Spezial:ISBN-Suche/3899135156" text:style-name="Internet_20_link" text:visited-style-name="Visited_20_Internet_20_Link">ISBN 3-89913-515-6</text:a>.</text:p>
      <text:p text:style-name="P2"><text:a xlink:type="simple" xlink:href="https://de.wikipedia.org/wiki/Heinz_von_Foerster" text:style-name="Internet_20_link" text:visited-style-name="Visited_20_Internet_20_Link">Heinz von Foerster</text:a>: <text:span text:style-name="T4">KybernEthik.</text:span> Merve Verlag, Berlin 1993, <text:a xlink:type="simple" xlink:href="https://de.wikipedia.org/wiki/Spezial:ISBN-Suche/9783883961118" text:style-name="Internet_20_link" text:visited-style-name="Visited_20_Internet_20_Link">ISBN 978-3-88396-111-8</text:a>.</text:p>
      <text:p text:style-name="P10"><text:a xlink:type="simple" xlink:href="http://www.spiegel.de/netzwelt/netzpolitik/ueberwachung-und-kontrollwahn-dahinter-steckt-kybernetik-a-978704.html" text:style-name="Internet_20_link" text:visited-style-name="Visited_20_Internet_20_Link">http://www.spiegel.de/netzwelt/netzpolitik/ueberwachung-und-kontrollwahn-dahinter-steckt-kybernetik-a-978704.html</text:a> <text:s/></text:p>
      <text:p text:style-name="P2"/>
      <text:p text:style-name="P4">Radikaler Konstruktivismus (Piaget)</text:p>
      <text:p text:style-name="P4">- Wissen wird aktiv aufgebaut statt passiv aufgenommen</text:p>
      <text:p text:style-name="P4">- Kognition ist ein adaptiver Akt</text:p>
      <text:p text:style-name="P4">- Kognition dient der Organisation der Erfahrungswelt</text:p>
      <text:p text:style-name="P4">- Kybernetische Epistemologie (Heinz v Foerster)</text:p>
      <text:p text:style-name="P4"/>
      <text:p text:style-name="P4">Rorty</text:p>
      <text:p text:style-name="P4">- Wir verwenden Sprache, um die Welt zu beschreiben (= Kognition, Organisation der Erfahrungswelt?)</text:p>
      <text:p text:style-name="P4">- ironist: Jedes Vokabular ist unvollständig</text:p>
      <text:p text:style-name="P4">- liberal: Cruelty is the worst thing we do</text:p>
      <text:p text:style-name="P4">- redescribe the world</text:p>
      <text:p text:style-name="P4"/>
      <text:p text:style-name="P4">ctrl-verlust</text:p>
      <text:p text:style-name="P4">- betrachtet Gesellschaft als kybernetischer Kontrollmechanismus</text:p>
      <text:p text:style-name="P4">- <text:span text:style-name="T2">Gate Keeper versagen, Bremsen kaputt</text:span></text:p>
      <text:p text:style-name="P4">- <text:span text:style-name="T3">Überwachung als Notwendigkeit der Kontrolle</text:span></text:p>
      <text:p text:style-name="P4"/>
      <text:p text:style-name="P5">Herrschaft--</text:p>
      <text:p text:style-name="P5">- Kybernetik ist ein Herrschaftsinstrument</text:p>
      <text:p text:style-name="P5">- Überwachung dezentralisieren?</text:p>
      <text:p text:style-name="P5">- Autonomie = Herrschaft über sich selbst, kann Überwachung da nützen?</text:p>
      <text:p text:style-name="P5">- Überwacht die Überwacher – Kontrolle von unten nach oben statt umgekehrt (Regierung zur Dienstleistung!)</text:p>
      <text:p text:style-name="P5">- </text:p>
      <text:p text:style-name="P7"/>
      <text:p text:style-name="P13">Leseliste:</text:p>
      <text:p text:style-name="P16">Sascha Lobo – <text:span text:style-name="T7">on Überwachung</text:span></text:p>
      <text:p text:style-name="P17">- <text:span text:style-name="T8">Norbert Wiener: Cybernetics (Die kunst des steuerns)</text:span></text:p>
      <text:p text:style-name="P17"><text:span text:style-name="T8">- Fangsprung: dahinspringen, wo die Maus sein wird, nicht wo sie ist</text:span></text:p>
      <text:p text:style-name="P16">- <text:span text:style-name="T9">zentrale Annahme: aus der Gegenwart lässt sich die Zukunft berechnen</text:span></text:p>
      <text:p text:style-name="P16"><text:soft-page-break/>- <text:span text:style-name="T9">Vannevar Bush: As we may think</text:span></text:p>
      <text:p text:style-name="P16">- <text:span text:style-name="T9">wie kann man Wissen so präzise wie möglich zusammenführen und nutzbar machen? Grundlage des Internets</text:span></text:p>
      <text:p text:style-name="P16">- <text:span text:style-name="T10">General Michael Hayden: We kill people based on metadata</text:span></text:p>
      <text:p text:style-name="P16">exploring Cybernetics</text:p>
      <text:p text:style-name="P16">Anzug aus Strom</text:p>
      <text:p text:style-name="P16">Rorty 1</text:p>
      <text:p text:style-name="P16">geregelte Verhältnisse</text:p>
      <text:p text:style-name="P16">was auch immer ich bestellt habe <text:span text:style-name="T6">(Kybernetik)</text:span></text:p>
      <text:p text:style-name="P16">Das neue Spiel (Überwachung)</text:p>
      <text:p text:style-name="P16">Rorty 2</text:p>
      <text:p text:style-name="P16">Rorty 1</text:p>
      <text:p text:style-name="P14"/>
      <text:p text:style-name="P14">1. <text:span text:style-name="T6">Erklärung der Welt</text:span></text:p>
      <text:p text:style-name="P14">- <text:span text:style-name="T6">was formt die Welt? Die Art, wie sie erklärt wird</text:span></text:p>
      <text:p text:style-name="P14">- <text:span text:style-name="T6">Wenn Individuen mit viel Einfluss kybernetisch denken, verändern sie die Welt nach ihren Annahmen, wie sie ist</text:span></text:p>
      <text:p text:style-name="P14">- <text:span text:style-name="T6">Wissen und die Fähigkeit es zu ordnen sind zentral, um gut handeln zu können</text:span></text:p>
      <text:p text:style-name="P14">- <text:span text:style-name="T6">Kybernetik ist eine dieser Arten, die Welt zu erzählen(?)</text:span></text:p>
      <text:p text:style-name="P14">- <text:span text:style-name="T6">Welchen Einfluss haben die toten Winkel dieser Sprache?</text:span></text:p>
      <text:p text:style-name="P14">2. Kybernetik als Vokabular</text:p>
      <text:p text:style-name="P14">- </text:p>
      <text:p text:style-name="P14">2.1 Spezifika gegenüber anderen Vokabularen</text:p>
      <text:p text:style-name="P14">- </text:p>
      <text:p text:style-name="P14">2.2 Erfolg der Kybernetik</text:p>
      <text:p text:style-name="P14">- <text:span text:style-name="T7">Individuen, die kybernetisch denken &amp; handeln gelernt haben, regieren heute die Welt</text:span></text:p>
      <text:p text:style-name="P14">- </text:p>
      <text:p text:style-name="P14">3. Toter Winkel technischen Denkens</text:p>
      <text:p text:style-name="P14">- <text:span text:style-name="T6">erkennen/erzählen immer unvollständig, nur 2 Augen/Satzende passiert nach Satzanfang</text:span></text:p>
      <text:p text:style-name="P14">- <text:span text:style-name="T6">Menschliche Welterfassung hat immer tote Winkel, Quantifizierung</text:span></text:p>
      <text:p text:style-name="P14">3.1 UnErwartet</text:p>
      <text:p text:style-name="P14">- <text:span text:style-name="T6">Alles was nicht erwartet wird, danach wird nicht gehandelt</text:span></text:p>
      <text:p text:style-name="P14">- <text:span text:style-name="T6">Was nicht wahrgenommen wird oder nicht benennbar/sagbar ist, wird nicht respektiert</text:span></text:p>
      <text:p text:style-name="P14">3.2 WiderSprache</text:p>
      <text:p text:style-name="P14">- <text:span text:style-name="T6">Jede Sprache zeigt irgendwann Widersprüche auf, aber auch nicht</text:span></text:p>
      <text:p text:style-name="P14">- <text:span text:style-name="T6">Jede Wahrheit ist ein Kreis (axiomatisch)</text:span></text:p>
      <text:p text:style-name="P14">- <text:span text:style-name="T6">kybernetisches Handeln beruht in letzter Instanz auf axiomatischen Glaubenssätzen</text:span></text:p>
      <text:p text:style-name="P14">- <text:span text:style-name="T6">ist es da nicht vergleichsweise gut, wenn empirische Daten sie stützen?</text:span></text:p>
      <text:p text:style-name="P14">- <text:span text:style-name="T6">Nein, weil Daten erst von glaubenden Individuen geordnet werden müssen, um Sinn zu ergeben</text:span></text:p>
      <text:p text:style-name="P14">- <text:span text:style-name="T6">Wenn Überwacher/Akteur/Kybernetiker also nicht die toten Winkel anerkennt, wird er grausam handeln</text:span></text:p>
      <text:p text:style-name="P15">4. Überwachung als kybernetische Notwendigkeit</text:p>
      <text:p text:style-name="P15">- <text:span text:style-name="T5">okay, Überwachung muss sein. (sagt auch mspr0)</text:span></text:p>
      <text:p text:style-name="P15">- <text:span text:style-name="T5">aber wenn man von unten nach oben überwacht statt umgekehrt, kann man Autonomie erhöhen</text:span></text:p>
      <text:p text:style-name="P15">- “<text:span text:style-name="T5">seine eigenen Handlungen voraussehen und manipulieren”, nicht nur Objekt sein, sondern auch sein Subjekt werden</text:span></text:p>
      <text:p text:style-name="P15">- <text:span text:style-name="T5">Kybernetik kann Autonomie erhö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10:03.663141270</meta:creation-date>
    <dc:date>2016-08-16T17:08:51.453279055</dc:date>
    <meta:editing-duration>PT2H26M50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84" meta:word-count="606" meta:character-count="4244" meta:non-whitespace-character-count="3712"/>
  </office:meta>
</office:document-meta>
</file>